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abe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Label</text:h>
                    <text:list>
                        <text:list-item>
                            <text:h text:style-name="Heading_20_2" text:outline-level="2">Description</text:h>
                        </text:list-item>
                    </text:list>
                </text:list-item>
            </text:list>

            <text:p text:style-name="Standard"><text:span>A Widget used to display text.</text:span></text:p><text:p text:style-name="Standard"/><text:p text:style-name="Standard">More info (<text:a xlink:type="simple" xlink:href="https://docs.lvgl.io/8.3/widgets/core/label.html" text:style-name="Internet_20_link" text:visited-style-name="Visited_20_Internet_20_Link">link</text:a>)</text:p>

            
                <text:list xml:id="list_Label2" text:continue-numbering="true" text:continue-list="list_Labe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abel3" text:continue-numbering="true" text:style-name="Outline">
                                                <text:list-item>
                                                    <text:list>
                                                        <text:list-item>
                                                            <text:list>
                                                                <text:list-item>
                                                                    <text:h text:style-name="Heading_20_3" text:outline-level="3">
                                                                        Text
                                                                        <text:s text:c="4"/>
                                                                        <text:span text:style-name="T2">EXPRESSION (string)</text:span>
                                                                    </text:h>
                                                                </text:list-item>
                                                            </text:list>
                                                        </text:list-item>
                                                    </text:list>
                                                </text:list-item>
                                            </text:list>
                                            <text:p text:style-name="Standard"><text:span>Text to be displayed.</text:span></text:p>,
                                            <text:list xml:id="list_Label4" text:continue-numbering="true" text:continue-list="list_Label3" text:style-name="Outline">
                                                <text:list-item>
                                                    <text:list>
                                                        <text:list-item>
                                                            <text:list>
                                                                <text:list-item>
                                                                    <text:h text:style-name="Heading_20_3" text:outline-level="3">
                                                                        Text type
                                                                        <text:s text:c="4"/>
                                                                        <text:span text:style-name="T2">Enum</text:span>
                                                                    </text:h>
                                                                </text:list-item>
                                                            </text:list>
                                                        </text:list-item>
                                                    </text:list>
                                                </text:list-item>
                                            </text:list>
                                            <text:p text:style-name="Standard"><text:span>Here we can choose whether the </text:span><text:span text:style-name="backtick">Text</text:span><text:span> property will be calculated from the Expression.</text:span></text:p>,
                                            <text:list xml:id="list_Label5" text:continue-numbering="true" text:continue-list="list_Label4" text:style-name="Outline">
                                                <text:list-item>
                                                    <text:list>
                                                        <text:list-item>
                                                            <text:list>
                                                                <text:list-item>
                                                                    <text:h text:style-name="Heading_20_3" text:outline-level="3">
                                                                        Long mode
                                                                        <text:s text:c="4"/>
                                                                        <text:span text:style-name="T2">Enum</text:span>
                                                                    </text:h>
                                                                </text:list-item>
                                                            </text:list>
                                                        </text:list-item>
                                                    </text:list>
                                                </text:list-item>
                                            </text:list>
                                            <text:p text:style-name="Standard"><text:span>If </text:span><text:span text:style-name="backtick">content</text:span><text:span> is selected for </text:span><text:span text:style-name="backtick">Width</text:span><text:span> and </text:span><text:span text:style-name="backtick">Height</text:span><text:span> then this item has no effect because the size of the Widget will be automatically set to fit the entire text, but if the size of the Widget is set manually (</text:span><text:span text:style-name="backtick">px</text:span><text:span> or </text:span><text:span text:style-name="backtick">%</text:span><text:span>) then using of this item defines one of the following ways in which the text will be split if it does not fit within the limits of the Widget:</text:span></text:p><text:p text:style-name="Standard"/><text:list xml:id="list_Label6" text:style-name="List_20_1">
                    <text:list-item>
                            <text:p text:style-name="List_20_1_20_Start">
                            <text:span><text:span text:style-name="backtick">WRAP</text:span><text:span> – Wrap too long lines. If the </text:span><text:span text:style-name="backtick">Height</text:span><text:span> is set to </text:span><text:span text:style-name="backtick">content</text:span><text:span> it will be expanded, otherwise the text will be clipped (Default).</text:span></text:span>
                            </text:p>
                        </text:list-item>
                        
<text:list-item>
                            <text:p text:style-name="List_20_1">
                            <text:span><text:span text:style-name="backtick">DOT</text:span><text:span> – Replaces the last 3 characters from bottom right corner of the label with dots.</text:span></text:span>
                            </text:p>
                        </text:list-item>
                        
<text:list-item>
                            <text:p text:style-name="List_20_1">
                            <text:span><text:span text:style-name="backtick">SCROLL</text:span><text:span> – If the text is wider than the label scroll it horizontally back and forth. If it's higher, scroll vertically. Only one direction is scrolled and horizontal scrolling has higher precedence.</text:span></text:span>
                            </text:p>
                        </text:list-item>
                        
<text:list-item>
                            <text:p text:style-name="List_20_1">
                            <text:span><text:span text:style-name="backtick">SCROLL_CIRCULAR</text:span><text:span> – If the text is wider than the label scroll it horizontally continuously. If it's higher, scroll vertically. Only one direction is scrolled and horizontal scrolling has higher precedence.</text:span></text:span>
                            </text:p>
                        </text:list-item>
                        
<text:list-item>
                            <text:p text:style-name="List_20_1_20_End">
                            <text:span><text:span text:style-name="backtick">CLIP</text:span><text:span> – Simply clip the parts of the text outside the label.</text:span></text:span>
                            </text:p>
                        </text:list-item>
                        
                </text:list>,
                                            <text:list xml:id="list_Label7" text:continue-numbering="true" text:continue-list="list_Label5" text:style-name="Outline">
                                                <text:list-item>
                                                    <text:list>
                                                        <text:list-item>
                                                            <text:list>
                                                                <text:list-item>
                                                                    <text:h text:style-name="Heading_20_3" text:outline-level="3">
                                                                        Recolor
                                                                        <text:s text:c="4"/>
                                                                        <text:span text:style-name="T2">Boolean</text:span>
                                                                    </text:h>
                                                                </text:list-item>
                                                            </text:list>
                                                        </text:list-item>
                                                    </text:list>
                                                </text:list-item>
                                            </text:list>
                                            <text:p text:style-name="Standard"><text:span>If this is enabled then, in the text, we can use commands to recolor parts of the text. For example: "Write a #ff0000 red# word".</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abel8" text:continue-numbering="true" text:continue-list="list_Label7"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abel9" text:continue-numbering="true" text:continue-list="list_Label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Label10" text:continue-numbering="true" text:continue-list="list_Label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Label11" text:continue-numbering="true" text:continue-list="list_Label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Label12" text:continue-numbering="true" text:continue-list="list_Label11"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Label13" text:style-name="List_20_1">
                    <text:list-item>
                            <text:p text:style-name="List_20_1_20_Start">
                            <text:span><text:span text:style-name="backtick">px</text:span><text:span> – Left is default in pixels.</text:span></text:span>
                            </text:p>
                        </text:list-item>
                        
<text:list-item>
                            <text:p text:style-name="List_20_1_20_End">
                            <text:span><text:span text:style-name="backtick">%</text:span><text:span> – Left is set as a percentage in relation to the parent width.</text:span></text:span>
                            </text:p>
                        </text:list-item>
                        
                </text:list>,
                                            <text:list xml:id="list_Label14" text:continue-numbering="true" text:continue-list="list_Label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Label15" text:continue-numbering="true" text:continue-list="list_Label14"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Label16" text:style-name="List_20_1">
                    <text:list-item>
                            <text:p text:style-name="List_20_1_20_Start">
                            <text:span><text:span text:style-name="backtick">px</text:span><text:span> – Top is set in pixels.</text:span></text:span>
                            </text:p>
                        </text:list-item>
                        
<text:list-item>
                            <text:p text:style-name="List_20_1_20_End">
                            <text:span><text:span text:style-name="backtick">%</text:span><text:span> – The top is set as a percentage in relation to the parent height.</text:span></text:span>
                            </text:p>
                        </text:list-item>
                        
                </text:list>,
                                            <text:list xml:id="list_Label17" text:continue-numbering="true" text:continue-list="list_Label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Label18" text:continue-numbering="true" text:continue-list="list_Label17"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Label19" text:style-name="List_20_1">
                    <text:list-item>
                            <text:p text:style-name="List_20_1_20_Start">
                            <text:span><text:span text:style-name="backtick">px</text:span><text:span> – Width is given in pixels.</text:span></text:span>
                            </text:p>
                        </text:list-item>
                        
<text:list-item>
                            <text:p text:style-name="List_20_1">
                            <text:span><text:span text:style-name="backtick">%</text:span><text:span> – Width is given as a percentage in relation to the parent width.</text:span></text:span>
                            </text:p>
                        </text:list-item>
                        
<text:list-item>
                            <text:p text:style-name="List_20_1_20_End">
                            <text:span><text:span text:style-name="backtick">content</text:span><text:span> – Width is automatically set to fit the entire content in width.</text:span></text:span>
                            </text:p>
                        </text:list-item>
                        
                </text:list>,
                                            <text:list xml:id="list_Label20" text:continue-numbering="true" text:continue-list="list_Label18"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Label21" text:continue-numbering="true" text:continue-list="list_Label20"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Label22" text:style-name="List_20_1">
                    <text:list-item>
                            <text:p text:style-name="List_20_1_20_Start">
                            <text:span><text:span text:style-name="backtick">px</text:span><text:span> – Height is given in pixels.</text:span></text:span>
                            </text:p>
                        </text:list-item>
                        
<text:list-item>
                            <text:p text:style-name="List_20_1">
                            <text:span><text:span text:style-name="backtick">%</text:span><text:span> – Height is given as a percentage in relation to the parent height.</text:span></text:span>
                            </text:p>
                        </text:list-item>
                        
<text:list-item>
                            <text:p text:style-name="List_20_1_20_End">
                            <text:span><text:span text:style-name="backtick">content</text:span><text:span> – Height is automatically set to fit the entire content in heigh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abel23" text:continue-numbering="true" text:continue-list="list_Label21"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Label24" text:continue-numbering="true" text:continue-list="list_Label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
                                            <text:list xml:id="list_Label25" text:continue-numbering="true" text:continue-list="list_Label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
                                            <text:list xml:id="list_Label26" text:continue-numbering="true" text:continue-list="list_Label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
                                            <text:list xml:id="list_Label27" text:continue-numbering="true" text:continue-list="list_Label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
                                            <text:list xml:id="list_Label28" text:continue-numbering="true" text:continue-list="list_Label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
                                            <text:list xml:id="list_Label29" text:continue-numbering="true" text:continue-list="list_Label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
                                            <text:list xml:id="list_Label30" text:continue-numbering="true" text:continue-list="list_Label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
                                            <text:list xml:id="list_Label31" text:continue-numbering="true" text:continue-list="list_Label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
                                            <text:list xml:id="list_Label32" text:continue-numbering="true" text:continue-list="list_Label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
                                            <text:list xml:id="list_Label33" text:continue-numbering="true" text:continue-list="list_Label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
                                            <text:list xml:id="list_Label34" text:continue-numbering="true" text:continue-list="list_Label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
                                            <text:list xml:id="list_Label35" text:continue-numbering="true" text:continue-list="list_Label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
                                            <text:list xml:id="list_Label36" text:continue-numbering="true" text:continue-list="list_Label35"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
                                            <text:list xml:id="list_Label37" text:continue-numbering="true" text:continue-list="list_Label36"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
                                            <text:list xml:id="list_Label38" text:continue-numbering="true" text:continue-list="list_Label37"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
                                            <text:list xml:id="list_Label39" text:continue-numbering="true" text:continue-list="list_Label38"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
                                            <text:list xml:id="list_Label40" text:continue-numbering="true" text:continue-list="list_Label39"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
                                            <text:list xml:id="list_Label41" text:continue-numbering="true" text:continue-list="list_Label40"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
                                            <text:list xml:id="list_Label42" text:continue-numbering="true" text:continue-list="list_Label41"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
                                            <text:list xml:id="list_Label43" text:continue-numbering="true" text:continue-list="list_Label42"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
                                            <text:list xml:id="list_Label44" text:continue-numbering="true" text:continue-list="list_Label43"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
                                            <text:list xml:id="list_Label45" text:continue-numbering="true" text:continue-list="list_Label44"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
                                            <text:list xml:id="list_Label46" text:continue-numbering="true" text:continue-list="list_Label45"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Label47" text:continue-numbering="true" text:continue-list="list_Label46"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
                                            <text:list xml:id="list_Label48" text:continue-numbering="true" text:continue-list="list_Label47"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
                                            <text:list xml:id="list_Label49" text:continue-numbering="true" text:continue-list="list_Label48"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
                                            <text:list xml:id="list_Label50" text:continue-numbering="true" text:continue-list="list_Label49"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
                                            <text:list xml:id="list_Label51" text:continue-numbering="true" text:continue-list="list_Label50"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
                                            <text:list xml:id="list_Label52" text:continue-numbering="true" text:continue-list="list_Label51"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abel53" text:continue-numbering="true" text:continue-list="list_Label5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Label54"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abel55" text:continue-numbering="true" text:continue-list="list_Label5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Label56" text:continue-numbering="true" text:continue-list="list_Label5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Label57" text:continue-numbering="true" text:continue-list="list_Label5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